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P283" style:parent-style-name="Standard" style:family="paragraph">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T293" style:parent-style-name="DefaultParagraphFont" style:family="text">
      <style:text-properties style:font-name="Verdana, Arial, 'Trebuchet MS'" fo:font-weight="bold" style:font-weight-asian="bold" fo:color="#222222" fo:font-size="14pt" style:font-size-asian="14pt"/>
    </style:style>
    <style:style style:name="P294" style:parent-style-name="Textbody" style:family="paragraph">
      <style:paragraph-properties fo:margin-bottom="0in"/>
    </style:style>
    <style:style style:name="T295" style:parent-style-name="DefaultParagraphFont" style:family="text">
      <style:text-properties style:font-name="Verdana, Arial, 'Trebuchet MS'" fo:color="#000000" fo:font-size="10.5pt" style:font-size-asian="10.5pt"/>
    </style:style>
    <style:style style:name="T296" style:parent-style-name="DefaultParagraphFont" style:family="text">
      <style:text-properties style:font-name="Verdana, Arial, 'Trebuchet MS'" fo:font-style="italic" style:font-style-asian="italic" fo:color="#000000" fo:font-size="10.5pt" style:font-size-asian="10.5pt"/>
    </style:style>
    <style:style style:name="T297" style:parent-style-name="Teletype" style:family="text">
      <style:text-properties style:font-name="Verdana, Arial, 'Trebuchet MS'" fo:color="#000000" fo:font-size="10.5pt" style:font-size-asian="10.5pt"/>
    </style:style>
    <style:style style:name="T298" style:parent-style-name="DefaultParagraphFont" style:family="text">
      <style:text-properties style:font-name="Verdana, Arial, 'Trebuchet MS'" fo:color="#000000" fo:font-size="10.5pt" style:font-size-asian="10.5pt"/>
    </style:style>
    <style:style style:name="P299" style:parent-style-name="Textbody" style:family="paragraph">
      <style:paragraph-properties fo:margin-bottom="0in"/>
    </style:style>
    <style:style style:name="T300" style:parent-style-name="DefaultParagraphFont" style:family="text">
      <style:text-properties style:font-name="Verdana, Arial, 'Trebuchet MS'" fo:color="#000000" fo:font-size="10.5pt" style:font-size-asian="10.5pt"/>
    </style:style>
    <style:style style:name="T301" style:parent-style-name="DefaultParagraphFont" style:family="text">
      <style:text-properties style:font-name="Verdana, Arial, 'Trebuchet MS'" fo:color="#0033CC" fo:font-size="10.5pt" style:font-size-asian="10.5pt"/>
    </style:style>
    <style:style style:name="T302" style:parent-style-name="DefaultParagraphFont" style:family="text">
      <style:text-properties style:font-name="Verdana, Arial, 'Trebuchet MS'" fo:color="#000000" fo:font-size="10.5pt" style:font-size-asian="10.5pt"/>
    </style:style>
    <style:style style:name="P303" style:parent-style-name="Textbody" style:family="paragraph">
      <style:paragraph-properties fo:margin-bottom="0in"/>
    </style:style>
    <style:style style:name="T304" style:parent-style-name="DefaultParagraphFont" style:family="text">
      <style:text-properties style:font-name="Verdana, Arial, 'Trebuchet MS'" fo:color="#000000" fo:font-size="10.5pt" style:font-size-asian="10.5pt"/>
    </style:style>
    <style:style style:name="T305" style:parent-style-name="DefaultParagraphFont" style:family="text">
      <style:text-properties style:font-name="Verdana, Arial, 'Trebuchet MS'" fo:color="#000000" fo:font-size="10.5pt" style:font-size-asian="10.5pt"/>
    </style:style>
    <style:style style:name="T306" style:parent-style-name="DefaultParagraphFont" style:family="text">
      <style:text-properties style:font-name="Verdana, Arial, 'Trebuchet MS'" fo:color="#0033CC" fo:font-size="10.5pt" style:font-size-asian="10.5pt"/>
    </style:style>
    <style:style style:name="T307" style:parent-style-name="DefaultParagraphFont" style:family="text">
      <style:text-properties style:font-name="Verdana, Arial, 'Trebuchet MS'" fo:color="#000000" fo:font-size="10.5pt" style:font-size-asian="10.5pt"/>
    </style:style>
    <style:style style:name="P308" style:parent-style-name="Textbody" style:family="paragraph">
      <style:paragraph-properties fo:margin-bottom="0in"/>
      <style:text-properties style:font-name="Verdana, Arial, 'Trebuchet MS'" fo:color="#000000" fo:font-size="10.5pt" style:font-size-asian="10.5pt"/>
    </style:style>
    <style:style style:name="P309" style:parent-style-name="Textbody" style:family="paragraph">
      <style:paragraph-properties fo:margin-bottom="0in"/>
      <style:text-properties style:font-name="Verdana, Arial, 'Trebuchet MS'" fo:color="#000000" fo:font-size="10.5pt" style:font-size-asian="10.5pt"/>
    </style:style>
    <style:style style:name="P310" style:parent-style-name="Textbody" style:family="paragraph">
      <style:paragraph-properties fo:margin-bottom="0in"/>
    </style:style>
    <style:style style:name="T311" style:parent-style-name="DefaultParagraphFont" style:family="text">
      <style:text-properties style:font-name="Verdana, Arial, 'Trebuchet MS'" fo:color="#000000" fo:font-size="10.5pt" style:font-size-asian="10.5pt"/>
    </style:style>
    <style:style style:name="T312" style:parent-style-name="DefaultParagraphFont" style:family="text">
      <style:text-properties style:font-name="Verdana, Arial, 'Trebuchet MS'" fo:color="#0033CC" fo:font-size="10.5pt" style:font-size-asian="10.5pt"/>
    </style:style>
    <style:style style:name="T313" style:parent-style-name="DefaultParagraphFont" style:family="text">
      <style:text-properties style:font-name="Verdana, Arial, 'Trebuchet MS'" fo:color="#000000" fo:font-size="10.5pt" style:font-size-asian="10.5pt"/>
    </style:style>
    <style:style style:name="P314" style:parent-style-name="Textbody" style:family="paragraph">
      <style:paragraph-properties fo:margin-bottom="0in"/>
    </style:style>
    <style:style style:name="T315" style:parent-style-name="DefaultParagraphFont" style:family="text">
      <style:text-properties style:font-name="Verdana, Arial, 'Trebuchet MS'" fo:color="#000000" fo:font-size="10.5pt" style:font-size-asian="10.5pt"/>
    </style:style>
    <style:style style:name="T316" style:parent-style-name="DefaultParagraphFont" style:family="text">
      <style:text-properties style:font-name="Verdana, Arial, 'Trebuchet MS'" fo:color="#0033CC" fo:font-size="10.5pt" style:font-size-asian="10.5pt"/>
    </style:style>
    <style:style style:name="T317" style:parent-style-name="DefaultParagraphFont" style:family="text">
      <style:text-properties style:font-name="Verdana, Arial, 'Trebuchet MS'" fo:color="#000000" fo:font-size="10.5pt" style:font-size-asian="10.5pt"/>
    </style:style>
    <style:style style:name="P318" style:parent-style-name="Textbody" style:family="paragraph">
      <style:paragraph-properties fo:margin-bottom="0in"/>
      <style:text-properties style:font-name="Verdana, Arial, 'Trebuchet MS'" fo:color="#000000" fo:font-size="10.5pt" style:font-size-asian="10.5pt"/>
    </style:style>
    <style:style style:name="P319" style:parent-style-name="Textbody" style:family="paragraph">
      <style:paragraph-properties fo:margin-bottom="0in"/>
      <style:text-properties style:font-name="Verdana, Arial, 'Trebuchet MS'" fo:color="#000000" fo:font-size="10.5pt" style:font-size-asian="10.5pt"/>
    </style:style>
    <style:style style:name="P320" style:parent-style-name="Textbody" style:family="paragraph">
      <style:paragraph-properties fo:margin-bottom="0in"/>
      <style:text-properties style:font-name="Verdana, Arial, 'Trebuchet MS'" fo:color="#000000" fo:font-size="10.5pt" style:font-size-asian="10.5pt"/>
    </style:style>
    <style:style style:name="P321" style:parent-style-name="Textbody" style:family="paragraph">
      <style:paragraph-properties fo:margin-bottom="0in"/>
      <style:text-properties style:font-name="Verdana, Arial, 'Trebuchet MS'" fo:color="#000000" fo:font-size="10.5pt" style:font-size-asian="10.5pt"/>
    </style:style>
    <style:style style:name="P322" style:parent-style-name="Textbody" style:family="paragraph">
      <style:paragraph-properties fo:margin-bottom="0in"/>
      <style:text-properties style:font-name="Verdana, Arial, 'Trebuchet MS'" fo:color="#000000" fo:font-size="10.5pt" style:font-size-asian="10.5pt"/>
    </style:style>
    <style:style style:name="P323" style:parent-style-name="Textbody" style:family="paragraph">
      <style:paragraph-properties fo:margin-bottom="0in"/>
    </style:style>
    <style:style style:name="T324" style:parent-style-name="DefaultParagraphFont" style:family="text">
      <style:text-properties style:font-name="Verdana, Arial, 'Trebuchet MS'" fo:color="#000000" fo:font-size="10.5pt" style:font-size-asian="10.5pt"/>
    </style:style>
    <style:style style:name="T325" style:parent-style-name="Teletype" style:family="text">
      <style:text-properties style:font-name="Verdana, Arial, 'Trebuchet MS'" fo:color="#000000" fo:font-size="10.5pt" style:font-size-asian="10.5pt"/>
    </style:style>
    <style:style style:name="T326" style:parent-style-name="DefaultParagraphFont" style:family="text">
      <style:text-properties style:font-name="Verdana, Arial, 'Trebuchet MS'" fo:color="#000000" fo:font-size="10.5pt" style:font-size-asian="10.5pt"/>
    </style:style>
    <style:style style:name="P327" style:parent-style-name="Textbody" style:family="paragraph">
      <style:paragraph-properties fo:margin-bottom="0in"/>
      <style:text-properties style:font-name="Verdana, Arial, 'Trebuchet MS'" fo:color="#000000" fo:font-size="10.5pt" style:font-size-asian="10.5pt"/>
    </style:style>
    <style:style style:name="P328" style:parent-style-name="Textbody" style:family="paragraph">
      <style:paragraph-properties fo:margin-bottom="0in"/>
      <style:text-properties style:font-name="Verdana, Arial, 'Trebuchet MS'" fo:color="#000000" fo:font-size="10.5pt" style:font-size-asian="10.5pt"/>
    </style:style>
    <style:style style:name="P329" style:parent-style-name="Textbody" style:family="paragraph">
      <style:paragraph-properties fo:margin-bottom="0in"/>
      <style:text-properties style:font-name="Verdana, Arial, 'Trebuchet MS'" fo:color="#000000" fo:font-size="10.5pt" style:font-size-asian="10.5pt"/>
    </style:style>
    <style:style style:name="P330" style:parent-style-name="Textbody" style:family="paragraph">
      <style:paragraph-properties fo:margin-bottom="0in"/>
      <style:text-properties style:font-name="Verdana, Arial, 'Trebuchet MS'" fo:color="#000000" fo:font-size="10.5pt" style:font-size-asian="10.5pt"/>
    </style:style>
    <style:style style:name="P331" style:parent-style-name="Textbody" style:family="paragraph">
      <style:paragraph-properties fo:margin-bottom="0in"/>
    </style:style>
    <style:style style:name="T332" style:parent-style-name="DefaultParagraphFont" style:family="text">
      <style:text-properties style:font-name="Verdana, Arial, 'Trebuchet MS'" fo:color="#000000" fo:font-size="10.5pt" style:font-size-asian="10.5pt"/>
    </style:style>
    <style:style style:name="T333" style:parent-style-name="DefaultParagraphFont" style:family="text">
      <style:text-properties style:font-name="Verdana, Arial, 'Trebuchet MS'" fo:color="#0033CC" fo:font-size="10.5pt" style:font-size-asian="10.5pt"/>
    </style:style>
    <style:style style:name="T334" style:parent-style-name="DefaultParagraphFont" style:family="text">
      <style:text-properties style:font-name="Verdana, Arial, 'Trebuchet MS'" fo:color="#000000" fo:font-size="10.5pt" style:font-size-asian="10.5pt"/>
    </style:style>
    <style:style style:name="T335" style:parent-style-name="DefaultParagraphFont" style:family="text">
      <style:text-properties style:font-name="Verdana, Arial, 'Trebuchet MS'" fo:color="#000000" fo:font-size="10.5pt" style:font-size-asian="10.5pt"/>
    </style:style>
    <style:style style:name="P336" style:parent-style-name="Textbody" style:family="paragraph">
      <style:paragraph-properties fo:margin-bottom="0in"/>
      <style:text-properties style:font-name="Verdana, Arial, 'Trebuchet MS'" fo:color="#000000" fo:font-size="10.5pt" style:font-size-asian="10.5pt"/>
    </style:style>
    <style:style style:name="P337" style:parent-style-name="Textbody" style:family="paragraph">
      <style:paragraph-properties fo:margin-bottom="0in"/>
      <style:text-properties style:font-name="Verdana, Arial, 'Trebuchet MS'" fo:color="#000000" fo:font-size="10.5pt" style:font-size-asian="10.5pt"/>
    </style:style>
    <style:style style:name="P338" style:parent-style-name="Textbody" style:family="paragraph">
      <style:paragraph-properties fo:margin-bottom="0in"/>
      <style:text-properties style:font-name="Verdana, Arial, 'Trebuchet MS'" fo:color="#000000" fo:font-size="10.5pt" style:font-size-asian="10.5pt"/>
    </style:style>
    <style:style style:name="P339" style:parent-style-name="Textbody" style:family="paragraph">
      <style:paragraph-properties fo:margin-bottom="0in"/>
    </style:style>
    <style:style style:name="T340" style:parent-style-name="DefaultParagraphFont" style:family="text">
      <style:text-properties style:font-name="Verdana, Arial, 'Trebuchet MS'" fo:color="#000000" fo:font-size="10.5pt" style:font-size-asian="10.5pt"/>
    </style:style>
    <style:style style:name="T341" style:parent-style-name="DefaultParagraphFont" style:family="text">
      <style:text-properties style:font-name="Verdana, Arial, 'Trebuchet MS'" fo:color="#0033CC" fo:font-size="10.5pt" style:font-size-asian="10.5pt"/>
    </style:style>
    <style:style style:name="T342" style:parent-style-name="DefaultParagraphFont" style:family="text">
      <style:text-properties style:font-name="Verdana, Arial, 'Trebuchet MS'" fo:color="#000000" fo:font-size="10.5pt" style:font-size-asian="10.5pt"/>
    </style:style>
    <style:style style:name="P343" style:parent-style-name="Textbody" style:family="paragraph">
      <style:paragraph-properties fo:margin-bottom="0in"/>
      <style:text-properties style:font-name="Verdana, Arial, 'Trebuchet MS'" fo:color="#000000" fo:font-size="10.5pt" style:font-size-asian="10.5pt"/>
    </style:style>
    <style:style style:name="P344" style:parent-style-name="Textbody" style:family="paragraph">
      <style:paragraph-properties fo:margin-bottom="0in"/>
    </style:style>
    <style:style style:name="T345" style:parent-style-name="DefaultParagraphFont" style:family="text">
      <style:text-properties style:font-name="Verdana, Arial, 'Trebuchet MS'" fo:color="#000000" fo:font-size="10.5pt" style:font-size-asian="10.5pt"/>
    </style:style>
    <style:style style:name="T346" style:parent-style-name="DefaultParagraphFont" style:family="text">
      <style:text-properties style:font-name="Verdana, Arial, 'Trebuchet MS'" fo:color="#0033CC" fo:font-size="10.5pt" style:font-size-asian="10.5pt"/>
    </style:style>
    <style:style style:name="T347" style:parent-style-name="DefaultParagraphFont" style:family="text">
      <style:text-properties style:font-name="Verdana, Arial, 'Trebuchet MS'" fo:color="#000000" fo:font-size="10.5pt" style:font-size-asian="10.5pt"/>
    </style:style>
    <style:style style:name="T348" style:parent-style-name="DefaultParagraphFont" style:family="text">
      <style:text-properties style:font-name="Verdana, Arial, 'Trebuchet MS'" fo:color="#0033CC" fo:font-size="10.5pt" style:font-size-asian="10.5pt"/>
    </style:style>
    <style:style style:name="T349" style:parent-style-name="DefaultParagraphFont" style:family="text">
      <style:text-properties style:font-name="Verdana, Arial, 'Trebuchet MS'" fo:color="#000000" fo:font-size="10.5pt" style:font-size-asian="10.5pt"/>
    </style:style>
    <style:style style:name="P350" style:parent-style-name="Textbody" style:family="paragraph">
      <style:paragraph-properties fo:margin-bottom="0in"/>
      <style:text-properties style:font-name="Verdana, Arial, 'Trebuchet MS'" fo:color="#000000" fo:font-size="10.5pt" style:font-size-asian="10.5pt"/>
    </style:style>
    <style:style style:name="P351" style:parent-style-name="Textbody" style:family="paragraph">
      <style:paragraph-properties fo:margin-bottom="0in"/>
      <style:text-properties style:font-name="Verdana, Arial, 'Trebuchet MS'" fo:color="#000000" fo:font-size="10.5pt" style:font-size-asian="10.5pt"/>
    </style:style>
    <style:style style:name="P352" style:parent-style-name="Textbody" style:family="paragraph">
      <style:paragraph-properties fo:margin-bottom="0in"/>
    </style:style>
    <style:style style:name="T353" style:parent-style-name="DefaultParagraphFont" style:family="text">
      <style:text-properties style:font-name="Verdana, Arial, 'Trebuchet MS'" fo:color="#000000" fo:font-size="10.5pt" style:font-size-asian="10.5pt"/>
    </style:style>
    <style:style style:name="T354" style:parent-style-name="DefaultParagraphFont" style:family="text">
      <style:text-properties style:font-name="Verdana, Arial, 'Trebuchet MS'" fo:color="#0033CC" fo:font-size="10.5pt" style:font-size-asian="10.5pt"/>
    </style:style>
    <style:style style:name="T355" style:parent-style-name="DefaultParagraphFont" style:family="text">
      <style:text-properties style:font-name="Verdana, Arial, 'Trebuchet MS'" fo:color="#000000" fo:font-size="10.5pt" style:font-size-asian="10.5pt"/>
    </style:style>
    <style:style style:name="P356" style:parent-style-name="Textbody" style:family="paragraph">
      <style:paragraph-properties fo:margin-bottom="0in"/>
    </style:style>
    <style:style style:name="T357" style:parent-style-name="DefaultParagraphFont" style:family="text">
      <style:text-properties style:font-name="Verdana, Arial, 'Trebuchet MS'" fo:color="#000000" fo:font-size="10.5pt" style:font-size-asian="10.5pt"/>
    </style:style>
    <style:style style:name="T358" style:parent-style-name="DefaultParagraphFont" style:family="text">
      <style:text-properties style:font-name="Verdana, Arial, 'Trebuchet MS'" fo:color="#0033CC" fo:font-size="10.5pt" style:font-size-asian="10.5pt"/>
    </style:style>
    <style:style style:name="T359" style:parent-style-name="DefaultParagraphFont" style:family="text">
      <style:text-properties style:font-name="Verdana, Arial, 'Trebuchet MS'" fo:color="#000000" fo:font-size="10.5pt" style:font-size-asian="10.5pt"/>
    </style:style>
    <style:style style:name="P360" style:parent-style-name="Textbody" style:family="paragraph">
      <style:paragraph-properties fo:margin-bottom="0in"/>
    </style:style>
    <style:style style:name="T361" style:parent-style-name="DefaultParagraphFont" style:family="text">
      <style:text-properties style:font-name="Verdana, Arial, 'Trebuchet MS'" fo:color="#000000" fo:font-size="10.5pt" style:font-size-asian="10.5pt"/>
    </style:style>
    <style:style style:name="T362" style:parent-style-name="DefaultParagraphFont" style:family="text">
      <style:text-properties style:font-name="Verdana, Arial, 'Trebuchet MS'" fo:color="#000000" fo:font-size="10.5pt" style:font-size-asian="10.5pt"/>
    </style:style>
    <style:style style:name="T363" style:parent-style-name="DefaultParagraphFont" style:family="text">
      <style:text-properties style:font-name="Verdana, Arial, 'Trebuchet MS'" fo:color="#0033CC" fo:font-size="10.5pt" style:font-size-asian="10.5pt"/>
    </style:style>
    <style:style style:name="T364" style:parent-style-name="DefaultParagraphFont" style:family="text">
      <style:text-properties style:font-name="Verdana, Arial, 'Trebuchet MS'" fo:color="#000000" fo:font-size="10.5pt" style:font-size-asian="10.5pt"/>
    </style:style>
    <style:style style:name="T365" style:parent-style-name="DefaultParagraphFont" style:family="text">
      <style:text-properties style:font-name="Verdana, Arial, 'Trebuchet MS'" fo:color="#000000" fo:font-size="10.5pt" style:font-size-asian="10.5pt"/>
    </style:style>
    <style:style style:name="P366" style:parent-style-name="Textbody" style:family="paragraph">
      <style:paragraph-properties fo:margin-bottom="0in"/>
      <style:text-properties style:font-name="Verdana, Arial, 'Trebuchet MS'" fo:color="#000000" fo:font-size="10.5pt" style:font-size-asian="10.5pt"/>
    </style:style>
    <style:style style:name="P367" style:parent-style-name="Textbody" style:family="paragraph">
      <style:text-properties style:font-name="Verdana, Arial, 'Trebuchet MS'" fo:color="#000000" fo:font-size="10.5pt" style:font-size-asian="10.5pt"/>
    </style:style>
    <style:style style:name="P368"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69"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70"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71" style:parent-style-name="PreformattedText" style:family="paragraph">
      <style:paragraph-properties fo:border="0.0034in solid #2F6FAB" fo:padding="0.0138in" style:shadow="none" fo:background-color="#F1FFFF"/>
    </style:style>
    <style:style style:name="T372" style:parent-style-name="DefaultParagraphFont" style:family="text">
      <style:text-properties fo:color="#000000" fo:font-size="12pt" style:font-size-asian="12pt" style:font-size-complex="12pt"/>
    </style:style>
    <style:style style:name="T373" style:parent-style-name="DefaultParagraphFont" style:family="text">
      <style:text-properties style:font-name="monospace, Courier, Arial" fo:color="#000000" fo:font-size="12pt" style:font-size-asian="12pt" style:font-size-complex="12pt"/>
    </style:style>
    <style:style style:name="P374"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75" style:parent-style-name="Textbody" style:family="paragraph">
      <style:text-properties style:font-name="Verdana, Arial, 'Trebuchet MS'" fo:color="#000000" fo:font-size="10.5pt" style:font-size-asian="10.5pt"/>
    </style:style>
    <style:style style:name="P376"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77" style:parent-style-name="PreformattedText" style:family="paragraph">
      <style:paragraph-properties fo:border="0.0034in solid #2F6FAB" fo:padding="0.0138in" style:shadow="none" fo:background-color="#F1FFFF"/>
    </style:style>
    <style:style style:name="T378" style:parent-style-name="DefaultParagraphFont" style:family="text">
      <style:text-properties fo:color="#000000"/>
    </style:style>
    <style:style style:name="T379" style:parent-style-name="DefaultParagraphFont" style:family="text">
      <style:text-properties style:font-name="monospace, Courier, Arial" fo:color="#000000" fo:font-size="10.5pt" style:font-size-asian="10.5pt"/>
    </style:style>
    <style:style style:name="P380"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81" style:parent-style-name="Textbody" style:family="paragraph">
      <style:text-properties style:font-name="Verdana, Arial, 'Trebuchet MS'" fo:color="#000000" fo:font-size="10.5pt" style:font-size-asian="10.5pt"/>
    </style:style>
    <style:style style:name="P382"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83" style:parent-style-name="PreformattedText" style:family="paragraph">
      <style:paragraph-properties fo:border="0.0034in solid #2F6FAB" fo:padding="0.0138in" style:shadow="none" fo:background-color="#F1FFFF"/>
    </style:style>
    <style:style style:name="T384" style:parent-style-name="DefaultParagraphFont" style:family="text">
      <style:text-properties fo:color="#000000"/>
    </style:style>
    <style:style style:name="T385" style:parent-style-name="DefaultParagraphFont" style:family="text">
      <style:text-properties style:font-name="monospace, Courier, Arial" fo:color="#000000" fo:font-size="10.5pt" style:font-size-asian="10.5pt"/>
    </style:style>
    <style:style style:name="P386" style:parent-style-name="PreformattedText" style:family="paragraph">
      <style:paragraph-properties fo:border="0.0034in solid #2F6FAB" fo:padding="0.0138in" style:shadow="none" fo:background-color="#F1FFFF"/>
    </style:style>
    <style:style style:name="T387" style:parent-style-name="DefaultParagraphFont" style:family="text">
      <style:text-properties fo:color="#000000"/>
    </style:style>
    <style:style style:name="T388" style:parent-style-name="DefaultParagraphFont" style:family="text">
      <style:text-properties style:font-name="monospace, Courier, Arial" fo:color="#000000" fo:font-size="10.5pt" style:font-size-asian="10.5pt"/>
    </style:style>
    <style:style style:name="T389" style:parent-style-name="DefaultParagraphFont" style:family="text">
      <style:text-properties style:font-name="monospace, Courier, Arial" fo:color="#000000" fo:font-size="10.5pt" style:font-size-asian="10.5pt"/>
    </style:style>
    <style:style style:name="P390" style:parent-style-name="PreformattedText" style:family="paragraph">
      <style:paragraph-properties fo:border="0.0034in solid #2F6FAB" fo:padding="0.0138in" style:shadow="none" fo:background-color="#F1FFFF"/>
    </style:style>
    <style:style style:name="T391" style:parent-style-name="DefaultParagraphFont" style:family="text">
      <style:text-properties fo:color="#000000"/>
    </style:style>
    <style:style style:name="T392" style:parent-style-name="DefaultParagraphFont" style:family="text">
      <style:text-properties style:font-name="monospace, Courier, Arial" fo:color="#000000" fo:font-size="10.5pt" style:font-size-asian="10.5pt"/>
    </style:style>
    <style:style style:name="P393"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394" style:parent-style-name="DefaultParagraphFont" style:family="text">
      <style:text-properties style:font-name="Verdana, Arial, 'Trebuchet MS'" fo:color="#000000" fo:font-size="10.5pt" style:font-size-asian="10.5pt"/>
    </style:style>
    <style:style style:name="T395" style:parent-style-name="DefaultParagraphFont" style:family="text">
      <style:text-properties style:font-name="Verdana, Arial, 'Trebuchet MS'" fo:font-weight="bold" style:font-weight-asian="bold" fo:color="#000000" fo:font-size="10.5pt" style:font-size-asian="10.5pt"/>
    </style:style>
    <style:style style:name="T396" style:parent-style-name="DefaultParagraphFont" style:family="text">
      <style:text-properties style:font-name="Verdana, Arial, 'Trebuchet MS'" fo:color="#000000" fo:font-size="10.5pt" style:font-size-asian="10.5pt"/>
    </style:style>
    <style:style style:name="T397" style:parent-style-name="DefaultParagraphFont" style:family="text">
      <style:text-properties style:font-name="Verdana, Arial, 'Trebuchet MS'" fo:color="#000000" fo:font-size="10.5pt" style:font-size-asian="10.5pt"/>
    </style:style>
    <style:style style:name="P398" style:parent-style-name="Textbody" style:family="paragraph">
      <style:paragraph-properties fo:margin-bottom="0in"/>
      <style:text-properties style:font-name="Verdana, Arial, 'Trebuchet MS'" fo:color="#000000" fo:font-size="10.5pt" style:font-size-asian="10.5pt"/>
    </style:style>
    <style:style style:name="P399" style:parent-style-name="Textbody" style:family="paragraph">
      <style:paragraph-properties fo:margin-bottom="0in"/>
      <style:text-properties style:font-name="Verdana, Arial, 'Trebuchet MS'" fo:color="#000000" fo:font-size="10.5pt" style:font-size-asian="10.5pt"/>
    </style:style>
    <style:style style:name="P400" style:parent-style-name="Textbody" style:family="paragraph">
      <style:paragraph-properties fo:margin-bottom="0in"/>
      <style:text-properties style:font-name="Verdana, Arial, 'Trebuchet MS'" fo:color="#000000" fo:font-size="10.5pt" style:font-size-asian="10.5pt"/>
    </style:style>
    <style:style style:name="P401"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 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 end of chapters)</text:span></text:p>
      <text:p text:style-name="Standard"><text:s text:c="4"/><text:span text:style-name="T280">It is preferable for the source line-breaks to match the book; however HTML<text:s/></text:span><text:span text:style-name="T281">poetry markup won't work unless /P..P/ sections have been rewrapped. If the book has much poetry, rewrap it all; else select and rewrap poetry sections individually.</text:span></text:p>
      <text:p text:style-name="Standard"><text:s text:c="4"/><text:span text:style-name="T282">Don't remove the rewrap markers. These are needed for generation of proper HTML.</text:span></text:p>
      <text:p text:style-name="P283"><text:s text:c="4"/>Open the HTML Palette and set optional switches as desired.</text:p>
      <text:p text:style-name="P284"><text:s text:c="4"/>Apply Automatic HTML conversion and wait while it completes.</text:p>
      <text:p text:style-name="P285"><text:s text:c="4"/>Save the file and open it in a browser.</text:p>
      <text:p text:style-name="P286"><text:s text:c="4"/>Scroll through looking for systematic errors. (Title pages, tables, etc. will look terrible; no matter). If automatic conversion messed up, delete the file and start this step over with the backup file.</text:p>
      <text:p text:style-name="P287"><text:s text:c="4"/>Page through the book looking for text that was not handled well by automatic HTML generation, in particular:</text:p>
      <text:p text:style-name="P288">Search and repair $1</text:p>
      <text:p text:style-name="P289">Front matter</text:p>
      <text:p text:style-name="P290">End matter.</text:p>
      <text:p text:style-name="P291"><text:s text:c="8"/>Tables.</text:p>
      <text:p text:style-name="Standard"><text:s text:c="8"/>Tables of Contents and Indexes, which are best formatted using unsigned lists, rather than the markup Guiguts generates for /$..$/. http://www.pgdp.net/wiki/User:Windymilla/Tables_for_ToCs</text:p>
      <text:p text:style-name="Standard"><text:s text:c="8"/>Illustrations.</text:p>
      <text:p text:style-name="P292">Check outline for heading levels</text:p>
      <text:p text:style-name="Standard"><text:s/>- add title=”” to h3 etc. tags that shouldn't be in TOC</text:p>
      <text:p text:style-name="Standard">Alter CSS for style of book</text:p>
      <text:p text:style-name="Standard">Check &lt;hr /&gt;s</text:p>
      <text:p text:style-name="Standard">Format transcriber's notes</text:p>
      <text:p text:style-name="Standard"/>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Standard"/>
      <text:p text:style-name="Standard"><text:s text:c="3"/><text:span text:style-name="T293">21. Prepare HTML Edition (4-? hr.)</text:span></text:p>
      <text:list text:style-name="LFO1" text:continue-numbering="true">
        <text:list-item>
          <text:p text:style-name="P294"><text:span text:style-name="T295">Open </text:span><text:span text:style-name="T296">bookname</text:span><text:span text:style-name="T297">.html</text:span><text:span text:style-name="T298"> that was saved in step 16.</text:span></text:p>
        </text:list-item>
        <text:list-item>
          <text:p text:style-name="P299"><text:span text:style-name="T300">If you will insert visible page numbers or anchors at page boundaries, then configure the</text:span><text:a xlink:href="http://www.pgdp.net/wiki/PPTools/Guiguts/Page_Labels#Setting_Page_Labels" office:target-frame-name="_top" xlink:show="replace"><text:span text:style-name="T301">page labels</text:span></text:a><text:span text:style-name="T302"> before proceeding</text:span></text:p>
        </text:list-item>
        <text:list-item>
          <text:p text:style-name="P303"><text:span text:style-name="T304">Check the foot</text:span><text:span text:style-name="T305">notes and move them to the Landing Zones you have decided on, as described in the </text:span><text:a xlink:href="http://www.pgdp.net/wiki/PPTools/Guiguts/Footnotes" office:target-frame-name="_top" xlink:show="replace"><text:span text:style-name="T306">PPTools/Guiguts/Footnotes</text:span></text:a><text:span text:style-name="T307">.</text:span></text:p>
        </text:list-item>
        <text:list-item>
          <text:p text:style-name="P30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09">Don't remove the rewrap markers. These are needed for generation of proper HTML.</text:p>
        </text:list-item>
        <text:list-item>
          <text:p text:style-name="P310"><text:span text:style-name="T311">Open the </text:span><text:a xlink:href="http://www.pgdp.net/wiki/PPTools/Guiguts/HTML" office:target-frame-name="_top" xlink:show="replace"><text:span text:style-name="T312">HTML Palette</text:span></text:a><text:span text:style-name="T313"> and set optional switches as desired.</text:span></text:p>
        </text:list-item>
        <text:list-item>
          <text:p text:style-name="P314"><text:span text:style-name="T315">Apply </text:span><text:a xlink:href="http://www.pgdp.net/wiki/PPTools/Guiguts/HTML#Autogenerating_HTML" office:target-frame-name="_top" xlink:show="replace"><text:span text:style-name="T316">Automatic HTML conversion</text:span></text:a><text:span text:style-name="T317"> and wait while it completes.</text:span></text:p>
        </text:list-item>
        <text:list-item>
          <text:p text:style-name="P318">Save the file and open it in a browser.</text:p>
        </text:list-item>
        <text:list-item>
          <text:p text:style-name="P319">Scroll through looking for systematic errors. (Title pages, tables, etc. will look terrible; no matter). If automatic conversion messed up, delete the file and start this step over with the backup file.</text:p>
        </text:list-item>
        <text:list-item>
          <text:p text:style-name="P320">Page through<text:s/>the book looking for text that was not handled well by automatic HTML generation, in particular:</text:p>
          <text:list text:continue-numbering="true">
            <text:list-item>
              <text:p text:style-name="P321">Title pages.</text:p>
            </text:list-item>
            <text:list-item>
              <text:p text:style-name="P322">Tables.</text:p>
            </text:list-item>
            <text:list-item>
              <text:p text:style-name="P323"><text:span text:style-name="T324">Tables of Contents and Indexes, which are best formatted using unsigned lists, rather than the markup Guiguts generates for </text:span><text:span text:style-name="T325">/$..$/</text:span><text:span text:style-name="T326">.</text:span></text:p>
            </text:list-item>
            <text:list-item>
              <text:p text:style-name="P327">End matter</text:p>
            </text:list-item>
            <text:list-item>
              <text:p text:style-name="P328">reformat front matter to remove &lt;p&gt; for sentences</text:p>
            </text:list-item>
            <text:list-item>
              <text:p text:style-name="P329">Illustrations. (sideways f)</text:p>
            </text:list-item>
            <text:list-item>
              <text:p text:style-name="P330">illustration links to larger image</text:p>
            </text:list-item>
          </text:list>
        </text:list-item>
        <text:list-item>
          <text:p text:style-name="P331"><text:span text:style-name="T332">Use the </text:span><text:a xlink:href="http://www.pgdp.net/wiki/PPTools/Guiguts/HTML#Inserting_HTML_Element_by_Element" office:target-frame-name="_top" xlink:show="replace"><text:span text:style-name="T333">element-markup buttons</text:span></text:a><text:span text:style-name="T334"> in the HTM</text:span><text:span text:style-name="T335">L Palette to mark up these areas. Use regex replacements to make systematic changes.</text:span></text:p>
        </text:list-item>
        <text:list-item>
          <text:p text:style-name="P336">Format CSS for headings etc.</text:p>
        </text:list-item>
        <text:list-item>
          <text:p text:style-name="P337">Open the file in one or more web browsers (Internet Explorer and at least one other such as Firefox or Netscape) using the "View in Browser" button. Page through the entire book.</text:p>
          <text:list text:continue-numbering="true">
            <text:list-item>
              <text:p text:style-name="P338">Where you see a problem, make a correction in Guiguts, save the file, and click the "reload" button in each browser.</text:p>
            </text:list-item>
          </text:list>
        </text:list-item>
        <text:list-item>
          <text:p text:style-name="P339"><text:span text:style-name="T340">Hyperlink page references in text, TOC, and index (discussed </text:span><text:a xlink:href="http://www.pgdp.net/wiki/PPTools/Guiguts/HTML#Hyperlinking_Page_Numbers" office:target-frame-name="_top" xlink:show="replace"><text:span text:style-name="T341">here</text:span></text:a><text:span text:style-name="T342">).</text:span></text:p>
        </text:list-item>
        <text:list-item>
          <text:p text:style-name="P34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44"><text:span text:style-name="T345">If there is a cover image for 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46">Proofreaders' Guide to EPUB</text:span></text:a><text:span text:style-name="T347"> or the</text:span><text:a xlink:href="http://www.pgdp.net/wiki/PP_guide_to_cover_pages" office:target-frame-name="_top" xlink:show="replace"><text:span text:style-name="T348">PP guide to cover pages</text:span></text:a><text:span text:style-name="T349">.</text:span></text:p>
        </text:list-item>
        <text:list-item>
          <text:p text:style-name="P350">Use the "Find orphaned markup" button on the<text:s/>HTML Palette to find any mismatched html markup in the file.</text:p>
          <text:list text:continue-numbering="true">
            <text:list-item>
              <text:p text:style-name="P351">Note: The search will stop on any nested spans, even though this is valid html. If this happens, you may want to make an extra copy of your file, remove any nested spans in it, and then check for<text:s/>orphaned html markup in that file in order to do a complete check. If you do find orphaned markup, be sure to go back and apply the changes to your original file!</text:p>
            </text:list-item>
          </text:list>
        </text:list-item>
        <text:list-item>
          <text:p text:style-name="P352"><text:span text:style-name="T353">Apply the </text:span><text:a xlink:href="http://www.pgdp.net/wiki/PPTools/Guiguts/HTML#Using_the_Link_Checker" office:target-frame-name="_top" xlink:show="replace"><text:span text:style-name="T354">Link Checker</text:span></text:a><text:span text:style-name="T355"> and correct all issues found.</text:span></text:p>
        </text:list-item>
        <text:list-item>
          <text:p text:style-name="P356"><text:span text:style-name="T357">Apply </text:span><text:a xlink:href="http://www.pgdp.net/wiki/PPTools/Guiguts/HTML#Using_HTML_Tidy" office:target-frame-name="_top" xlink:show="replace"><text:span text:style-name="T358">Tidy</text:span></text:a><text:span text:style-name="T359">.</text:span></text:p>
        </text:list-item>
        <text:list-item>
          <text:p text:style-name="P360"><text:span text:style-name="T361">Use the W3C Validate and W3C CSS Valid</text:span><text:span text:style-name="T362">ate buttons to check the correctness of HTML and CSS. Alternatively, open the </text:span><text:a xlink:href="http://validator.w3.org/" office:target-frame-name="_top" xlink:show="replace"><text:span text:style-name="T363">WC3 Validator</text:span></text:a><text:span text:style-name="T364">, upload the file, and correct the nits it picks. Be sure to use both the HTML and CSS validators. There are reports that t</text:span><text:span text:style-name="T365">he buttons do not pick up all the errors found by the web site so the final checks should be done on the web site.</text:span></text:p>
        </text:list-item>
        <text:list-item>
          <text:p text:style-name="P366">Use pphtml and ppvimage</text:p>
        </text:list-item>
      </text:list>
      <text:p text:style-name="Standard"/>
      <text:h text:style-name="Heading1" text:outline-level="1">Front cover</text:h>
      <text:p text:style-name="P367">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368">div.tnotes {background-color: #eeeeee; border: 1px solid black; padding:<text:s/>1em;}</text:p>
      <text:p text:style-name="P369">.covernote {visibility: hidden; display: none;}</text:p>
      <text:p text:style-name="P370">@media handheld {</text:p>
      <text:p text:style-name="P371"><text:span text:style-name="T372"><text:s text:c="2"/></text:span><text:span text:style-name="T373">.covernote {visibility: visible; display: block;}</text:span></text:p>
      <text:p text:style-name="P374">}</text:p>
      <text:p text:style-name="P375">It may be that your main TN is at the end of the book, and the epub cover TN is the only one that is required at the front. In this case, you can use the covernote class on the whole div (immediately after &lt;body&gt;), as follows.</text:p>
      <text:p text:style-name="P376">&lt;div class="tnotes covernote"&gt;</text:p>
      <text:p text:style-name="P377"><text:span text:style-name="T378"><text:s text:c="2"/></text:span><text:span text:style-name="T379">&lt;p&gt;The cover image was created by the transcriber and is placed in the public domain.&lt;/p&gt;</text:span></text:p>
      <text:p text:style-name="P380">&lt;/div&gt;</text:p>
      <text:p text:style-name="P381">However, if you have other<text:s/>notes that you want to appear at the front of the book, you will want the div to be displayed, but just the cover image paragraph hidden, something like this:</text:p>
      <text:p text:style-name="P382">&lt;div class="tnotes"&gt;</text:p>
      <text:p text:style-name="P383"><text:span text:style-name="T384"><text:s text:c="2"/></text:span><text:span text:style-name="T385">&lt;p&gt;Transcriber's Notes&lt;/p&gt;</text:span></text:p>
      <text:p text:style-name="P386"><text:span text:style-name="T387"><text:s text:c="2"/></text:span><text:span text:style-name="T388">&lt;p class="covernote"&gt;The cover image was crea</text:span><text:span text:style-name="T389">ted by the transcriber and is placed in the public domain.&lt;/p&gt;</text:span></text:p>
      <text:p text:style-name="P390"><text:span text:style-name="T391"><text:s text:c="2"/></text:span><text:span text:style-name="T392">&lt;p&gt;Other information readers require before reading the book...&lt;/p&gt;</text:span></text:p>
      <text:p text:style-name="P393">&lt;/div&gt;</text:p>
      <text:p text:style-name="Textbody"><text:span text:style-name="T394">To view in your browser what the TN will look like in the epub version, </text:span><text:span text:style-name="T395">temporarily</text:span><text:span text:style-name="T396"> change "@media handheld" to "@me</text:span><text:span text:style-name="T397">dia all" in the CSS above - don't forget to change it back!</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text:s/>correspondence</text:p>
      <text:p text:style-name="Standard">** Thought breaks to 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text:s/>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39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399">Use the Image Check button to check<text:s/>the correctness of links to images.</text:p>
        </text:list-item>
        <text:list-item>
          <text:p text:style-name="P400">Use the Check All button to run all of the above checks, especially if you make any further changes. Always run these checks one more time before submitting.</text:p>
        </text:list-item>
        <text:list-item>
          <text:p text:style-name="P401"/>
        </text:list-item>
      </text:list>
      <text:p text:style-name="Standard"><text:s text:c="4"/>Use the "Find orphaned markup" button on the HTML Palette<text:s/>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text:s/>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text:s/>if you make any further changes. Always run these checks one more time before submitting.</text:p>
      <text:p text:style-name="Standard"/>
      <text:p text:style-name="Standard"/>
      <text:p text:style-name="Standard"><text:s text:c="4"/>Page through entire HTML book making sure that each image is being loaded 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 scratch files or auto-backup editions. If<text:s/>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text:s/>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text:s/>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text:s/>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 button to navigate to the zipped file. Wait<text:s/>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2T12:54:00Z</dc:date>
    <meta:template xlink:href="Normal.dotm" xlink:type="simple"/>
    <meta:editing-cycles>123</meta:editing-cycles>
    <meta:editing-duration>PT142440S</meta:editing-duration>
    <meta:document-statistic meta:page-count="1" meta:paragraph-count="64" meta:word-count="4850" meta:character-count="32436" meta:row-count="230" meta:non-whitespace-character-count="27650"/>
  </office:meta>
</office:document-meta>
</file>